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solid" draw:fill-color="#000000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dash" draw:stroke-dash="Dashed_20__28_var_29__20_1" svg:stroke-width="0.212cm" svg:stroke-color="#3333ff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gradient" draw:fill-gradient-name="Gradient_20_3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gradient" draw:fill-gradient-name="Gradient_20_4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2">
      <style:graphic-properties draw:stroke="none" svg:stroke-width="0cm" draw:fill="gradient" draw:fill-gradient-name="Gradient_20_5" draw:textarea-vertical-align="middle" draw:auto-grow-height="false" draw:fit-to-size="false" fo:min-height="0.999cm" fo:min-width="4.599cm" fo:padding-top="0cm" fo:padding-bottom="0cm" fo:padding-left="0cm" fo:padding-right="0cm" fo:wrap-option="wrap"/>
    </style:style>
    <style:style style:name="gr7" style:family="graphic" style:parent-style-name="standard" style:list-style-name="L2">
      <style:graphic-properties draw:stroke="none" svg:stroke-width="0cm" draw:fill="gradient" draw:fill-gradient-name="Gradient_20_3" draw:textarea-vertical-align="middle" draw:auto-grow-height="false" draw:fit-to-size="false" fo:min-height="1cm" fo:min-width="4.6cm" fo:padding-top="0cm" fo:padding-bottom="0cm" fo:padding-left="0cm" fo:padding-right="0cm" fo:wrap-option="wrap"/>
    </style:style>
    <style:style style:name="gr8" style:family="graphic" style:parent-style-name="standard" style:list-style-name="L2">
      <style:graphic-properties draw:stroke="none" svg:stroke-width="0cm" draw:fill="gradient" draw:fill-gradient-name="Gradient_20_5" draw:textarea-vertical-align="middle" draw:auto-grow-height="false" draw:fit-to-size="false" fo:min-height="1cm" fo:min-width="4.6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gradient" draw:fill-gradient-name="Gradient_20_6" draw:textarea-vertical-align="middle" draw:auto-grow-height="false" draw:fit-to-size="false" fo:min-height="1cm" fo:min-width="4.6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gradient" draw:fill-gradient-name="Deep_20_Orange" draw:textarea-vertical-align="middle" draw:auto-grow-height="false" draw:fit-to-size="false" fo:min-height="1cm" fo:min-width="4.6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draw:fill="gradient" draw:fill-gradient-name="Purple_20_Haze" draw:textarea-horizontal-align="center" draw:textarea-vertical-align="middle"/>
    </style:style>
    <style:style style:name="gr12" style:family="graphic" style:parent-style-name="standard">
      <style:graphic-properties draw:stroke="none" draw:fill="none" draw:fill-color="#ffffff" draw:textarea-horizontal-align="left" draw:auto-grow-width="true" fo:min-height="0.869cm" fo:min-width="2.817cm" fo:padding-top="0cm" fo:padding-bottom="0cm" fo:padding-left="0cm" fo:padding-right="0cm"/>
    </style:style>
    <style:style style:name="gr13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loext:graphic-properties draw:fill="solid" draw:fill-color="#000000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style:paragraph-properties fo:margin-top="0cm" fo:margin-bottom="0cm" fo:line-height="100%" fo:text-align="center"/>
    </style:style>
    <style:style style:name="P5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6" style:family="paragraph">
      <loext:graphic-properties draw:fill="gradient" draw:fill-gradient-name="Gradient_20_3"/>
      <style:paragraph-properties fo:text-align="start" style:font-independent-line-spacing="true"/>
      <style:text-properties fo:font-size="18pt"/>
    </style:style>
    <style:style style:name="P7" style:family="paragraph">
      <loext:graphic-properties draw:fill="gradient" draw:fill-gradient-name="Gradient_20_4"/>
      <style:paragraph-properties fo:text-align="start" style:font-independent-line-spacing="true"/>
      <style:text-properties fo:font-size="18pt"/>
    </style:style>
    <style:style style:name="P8" style:family="paragraph">
      <loext:graphic-properties draw:fill="gradient" draw:fill-gradient-name="Gradient_20_5"/>
      <style:paragraph-properties fo:margin-top="0cm" fo:margin-bottom="0cm" fo:line-height="100%" fo:text-align="center" style:font-independent-line-spacing="true"/>
      <style:text-properties fo:font-size="18pt"/>
    </style:style>
    <style:style style:name="P9" style:family="paragraph">
      <loext:graphic-properties draw:fill="gradient" draw:fill-gradient-name="Gradient_20_3"/>
      <style:paragraph-properties fo:margin-top="0cm" fo:margin-bottom="0cm" fo:line-height="100%" fo:text-align="center" style:font-independent-line-spacing="true"/>
      <style:text-properties fo:font-size="18pt"/>
    </style:style>
    <style:style style:name="P10" style:family="paragraph">
      <loext:graphic-properties draw:fill="gradient" draw:fill-gradient-name="Gradient_20_6"/>
      <style:paragraph-properties fo:margin-top="0cm" fo:margin-bottom="0cm" fo:line-height="100%" fo:text-align="center" style:font-independent-line-spacing="true"/>
      <style:text-properties fo:font-size="18pt"/>
    </style:style>
    <style:style style:name="P11" style:family="paragraph">
      <loext:graphic-properties draw:fill="gradient" draw:fill-gradient-name="Deep_20_Orange"/>
      <style:paragraph-properties fo:margin-top="0cm" fo:margin-bottom="0cm" fo:line-height="100%" fo:text-align="center" style:font-independent-line-spacing="true"/>
      <style:text-properties fo:font-size="18pt"/>
    </style:style>
    <style:style style:name="P12" style:family="paragraph">
      <loext:graphic-properties draw:fill="gradient" draw:fill-gradient-name="Purple_20_Haze"/>
      <style:paragraph-properties fo:text-align="center"/>
    </style:style>
    <style:style style:name="P13" style:family="paragraph">
      <loext:graphic-properties draw:fill="none" draw:fill-color="#ffffff"/>
      <style:text-properties fo:color="#ffffff" style:text-outline="false" style:text-line-through-style="none" style:text-line-through-type="none" style:font-name="Arial2" fo:font-size="22pt" fo:font-style="italic" fo:text-shadow="none" style:text-underline-style="none" fo:font-weight="bold" style:text-underline-mode="continuous" style:text-overline-mode="continuous" style:text-line-through-mode="continuous" style:font-name-asian="Arial2" style:font-size-asian="22pt" style:font-name-complex="Arial2" style:font-size-complex="22pt" style:text-scale="100%" style:text-overline-style="none" style:text-overline-color="font-color"/>
    </style:style>
    <style:style style:name="P14" style:family="paragraph">
      <loext:graphic-properties draw:fill-color="#ffffff"/>
    </style:style>
    <style:style style:name="T1" style:family="text">
      <style:text-properties fo:font-variant="normal" fo:text-transform="none" fo:color="#3333ff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2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italic" style:text-underline-style="none" fo:font-weight="bold" style:font-size-asian="32pt" style:font-style-asian="italic" style:font-weight-asian="bold" style:font-size-complex="32pt" style:font-style-complex="italic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cccccc" style:text-line-through-style="none" style:text-line-through-type="none" style:text-position="0% 100%" style:font-name="Arial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22pt" fo:letter-spacing="normal" fo:font-style="italic" style:text-underline-style="none" fo:font-weight="bold" style:font-size-asian="22pt" style:font-style-asian="italic" style:font-weight-asian="bold" style:font-size-complex="22pt" style:font-style-complex="italic" style:font-weight-complex="bold"/>
    </style:style>
    <style:style style:name="T6" style:family="text">
      <style:text-properties fo:color="#ffffff" style:text-outline="false" style:text-line-through-style="none" style:text-line-through-type="none" style:font-name="Arial2" fo:font-size="22pt" fo:font-style="italic" fo:text-shadow="none" style:text-underline-style="none" fo:font-weight="bold" style:text-underline-mode="continuous" style:text-overline-mode="continuous" style:text-line-through-mode="continuous" style:font-name-asian="Arial2" style:font-size-asian="22pt" style:font-name-complex="Arial2" style:font-size-complex="22pt" style:text-scale="100%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TextShape 1" draw:style-name="gr1" draw:text-style-name="P2" draw:layer="layout" svg:width="18.799cm" svg:height="1.492cm" svg:x="1.8cm" svg:y="1.307cm">
          <text:p text:style-name="P1"><text:span text:style-name="T1">Realtim</text:span><text:span text:style-name="T1">e </text:span><text:span text:style-name="T2">Face </text:span><text:span text:style-name="T1">Trackin</text:span><text:span text:style-name="T1">g</text:span><text:span text:style-name="T3"> <text:s/></text:span><text:span text:style-name="T4">version 0.1 </text:span><text:span text:style-name="T4">be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2" draw:style-name="gr2" draw:text-style-name="P3" draw:layer="layout" svg:x1="1.752cm" svg:y1="2.9cm" svg:x2="19.8cm" svg:y2="2.901cm">
          <text:p/>
        </draw:line>
        <draw:custom-shape draw:name="TextShape 3" draw:style-name="gr3" draw:text-style-name="P5" draw:layer="layout" svg:width="4.599cm" svg:height="0.999cm" svg:x="1.2cm" svg:y="18.801cm">
          <text:p text:style-name="P4"><text:span text:style-name="T5">Black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4" draw:text-style-name="P6" draw:layer="layout" svg:width="4.599cm" svg:height="0.999cm" svg:x="1.601cm" svg:y="4.401cm">
          <text:p text:style-name="P4"><text:span text:style-name="T5">Black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5" draw:style-name="gr5" draw:text-style-name="P7" draw:layer="layout" svg:width="4.599cm" svg:height="0.999cm" svg:x="1.2cm" svg:y="16.601cm">
          <text:p text:style-name="P4"><text:span text:style-name="T5">Black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6" draw:text-style-name="P8" draw:layer="layout" svg:width="4.599cm" svg:height="0.999cm" svg:x="1.6cm" svg:y="12.801cm">
          <text:p text:style-name="P4"><text:span text:style-name="T5">VIP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7" draw:style-name="gr3" draw:text-style-name="P5" draw:layer="layout" svg:width="4.599cm" svg:height="0.999cm" svg:x="1.2cm" svg:y="14.801cm">
          <text:p text:style-name="P4"><text:span text:style-name="T5">VIP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9" draw:layer="layout" svg:width="4.599cm" svg:height="0.999cm" svg:x="1.6cm" svg:y="7.601cm">
          <text:p text:style-name="P4"><text:span text:style-name="T5">VIP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6" draw:style-name="gr8" draw:text-style-name="P8" draw:layer="layout" svg:width="4.599cm" svg:height="0.999cm" svg:x="1.601cm" svg:y="5.96cm">
          <text:p text:style-name="P4"><text:span text:style-name="T5">Black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9" draw:text-style-name="P10" draw:layer="layout" svg:width="4.599cm" svg:height="0.999cm" svg:x="1.601cm" svg:y="10cm">
          <text:p text:style-name="P4"><text:span text:style-name="T5">Black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10" draw:text-style-name="P11" draw:layer="layout" svg:width="4.599cm" svg:height="0.999cm" svg:x="9.801cm" svg:y="7.6cm">
          <text:p text:style-name="P4"><text:span text:style-name="T5">Black Li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gon draw:style-name="gr11" draw:text-style-name="P12" draw:layer="layout" svg:width="4.597cm" svg:height="0.997cm" svg:x="9.799cm" svg:y="9.399cm" svg:viewBox="0 0 4598 998" draw:points="2300,998 0,998 0,0 4598,0 4598,998">
          <text:p/>
        </draw:polygon>
        <draw:frame draw:style-name="gr12" draw:text-style-name="P13" draw:layer="layout" svg:width="2.817cm" svg:height="0.869cm" svg:x="10.692cm" svg:y="9.507cm">
          <draw:text-box>
            <text:p><text:span text:style-name="T6">VIP List</text:span></text:p>
          </draw:text-box>
        </draw:frame>
        <presentation:notes draw:style-name="dp2">
          <draw:page-thumbnail draw:style-name="gr13" draw:layer="layout" svg:width="14.848cm" svg:height="11.136cm" svg:x="3.075cm" svg:y="2.257cm" draw:page-number="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Liberation Sans2" svg:font-family="'Liberation Sans'" style:font-family-generic="swiss" style:font-pitch="variable"/>
    <style:font-face style:name="TakaoPGothic1" svg:font-family="TakaoPGothic" style:font-family-generic="swiss" style:font-pitch="variable"/>
    <style:font-face style:name="TakaoPGothic" svg:font-family="TakaoPGothic" style:font-family-generic="system" style:font-pitch="variable"/>
  </office:font-face-decls>
  <office:styles>
    <draw:gradient draw:name="Deep_20_Orange" draw:display-name="Deep Orange" draw:style="linear" draw:start-color="#ff950e" draw:end-color="#c5000b" draw:start-intensity="100%" draw:end-intensity="100%" draw:angle="450" draw:border="0%"/>
    <draw:gradient draw:name="Gradient_20_2" draw:display-name="Gradient 2" draw:style="linear" draw:start-color="#660066" draw:end-color="#000000" draw:start-intensity="100%" draw:end-intensity="100%" draw:angle="300" draw:border="0%"/>
    <draw:gradient draw:name="Gradient_20_3" draw:display-name="Gradient 3" draw:style="linear" draw:start-color="#3465a4" draw:end-color="#000000" draw:start-intensity="100%" draw:end-intensity="100%" draw:angle="300" draw:border="0%"/>
    <draw:gradient draw:name="Gradient_20_4" draw:display-name="Gradient 4" draw:style="linear" draw:start-color="#b2b2b2" draw:end-color="#000000" draw:start-intensity="100%" draw:end-intensity="100%" draw:angle="300" draw:border="0%"/>
    <draw:gradient draw:name="Gradient_20_5" draw:display-name="Gradient 5" draw:style="linear" draw:start-color="#996600" draw:end-color="#000000" draw:start-intensity="100%" draw:end-intensity="100%" draw:angle="300" draw:border="0%"/>
    <draw:gradient draw:name="Gradient_20_6" draw:display-name="Gradient 6" draw:style="linear" draw:start-color="#cc0000" draw:end-color="#000000" draw:start-intensity="100%" draw:end-intensity="100%" draw:angle="300" draw:border="0%"/>
    <draw:gradient draw:name="Purple_20_Haze" draw:display-name="Purple Haze" draw:style="linear" draw:start-color="#660066" draw:end-color="#ff8080" draw:start-intensity="100%" draw:end-intensity="100%" draw:angle="450" draw:border="0%"/>
    <draw:marker draw:name="Arrow" svg:viewBox="0 0 20 30" svg:d="M10 0l-10 30h20z"/>
    <draw:stroke-dash draw:name="Dashed_20__28_var_29__20_1" draw:display-name="Dashed (var) 1" draw:style="round" draw:dots1="1" draw:dots1-length="212%" draw:distance="212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00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TakaoPGothic" style:font-family-complex="TakaoPGothic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TakaoPGothic" style:font-family-complex="TakaoPGothic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TakaoPGothic" style:font-family-complex="TakaoPGothic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5" draw:layer="backgroundobjects" svg:width="25.198cm" svg:height="3.505cm" svg:x="1.4cm" svg:y="0.8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30T10:32:42</meta:creation-date>
    <dc:language>ja-JP</dc:language>
    <dc:date>2018-05-01T08:05:27.477336666</dc:date>
    <meta:editing-cycles>5</meta:editing-cycles>
    <meta:editing-duration>PT20M50S</meta:editing-duration>
    <meta:generator>LibreOffice/5.1.6.2$Linux_X86_64 LibreOffice_project/10m0$Build-2</meta:generator>
    <meta:document-statistic meta:object-count="33"/>
  </office:meta>
</office:document-meta>
</file>